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24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fo:font-style="italic" style:font-style-asian="italic" style:font-style-complex="italic"/>
    </style:style>
    <style:style style:name="P6" style:family="paragraph" style:parent-style-name="Standard" style:list-style-name="L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ezifikation Oberfläche InterVerdiKom 2.0</text:p>
      <text:list text:style-name="L1">
        <text:list-item>
          <text:p text:style-name="P1">Genereller Aufbau</text:p>
        </text:list-item>
      </text:list>
      <text:list text:style-name="L2">
        <text:list-item>
          <text:list>
            <text:list-item>
              <text:p text:style-name="P2">Dreigeteilte Ansicht</text:p>
              <text:list>
                <text:list-item>
                  <text:p text:style-name="P2">Oben links: Baum mit Modulauswahl</text:p>
                </text:list-item>
                <text:list-item>
                  <text:p text:style-name="P2">Oben rechts: Schnittstelle des jeweiligen Moduls</text:p>
                </text:list-item>
                <text:list-item>
                  <text:p text:style-name="P2">Unten: Textausgabe / Konsole</text:p>
                </text:list-item>
              </text:list>
            </text:list-item>
            <text:list-item>
              <text:p text:style-name="P2">Externalisierung der Strings in der GUI-Ausgabe (Mehrsprachigkeit)</text:p>
            </text:list-item>
            <text:list-item>
              <text:p text:style-name="P2">Tabellen bzw. Liniengraphen sollen exportiert werden können (Bilddatei / SVG(?) / CSV)</text:p>
            </text:list-item>
            <text:list-item>
              <text:p text:style-name="P2">Konsolenausgabe soll in Textdatei gesichert werden können</text:p>
            </text:list-item>
            <text:list-item>
              <text:p text:style-name="P2">Bibliotheksversionen: Qt 4.2, C-XSC 2.2</text:p>
            </text:list-item>
          </text:list>
        </text:list-item>
        <text:list-item>
          <text:p text:style-name="P2">Eingabefilter für SMP/G/1 bzw. GI/G/1-Beschreibungen</text:p>
        </text:list-item>
      </text:list>
      <text:list text:style-name="L3">
        <text:list-item>
          <text:list>
            <text:list-item>
              <text:p text:style-name="P3">XML Format</text:p>
              <text:list>
                <text:list-item>
                  <text:p text:style-name="P3">Art des Modells (InterTimes oder TimeSlotted)</text:p>
                </text:list-item>
                <text:list-item>
                  <text:p text:style-name="P3">Anzahl Zustände</text:p>
                </text:list-item>
                <text:list-item>
                  <text:p text:style-name="P3">Übergangsmatrix</text:p>
                </text:list-item>
                <text:list-item>
                  <text:p text:style-name="P3">Anzahl Schritte der Ankunftsverteilungen</text:p>
                </text:list-item>
                <text:list-item>
                  <text:p text:style-name="P3">Werte der Verteilungen</text:p>
                </text:list-item>
                <text:list-item>
                  <text:p text:style-name="P3">Schritte der Bedienverteilung</text:p>
                </text:list-item>
                <text:list-item>
                  <text:p text:style-name="P3">Werte der Bedienverteilung</text:p>
                </text:list-item>
                <text:list-item>
                  <text:p text:style-name="P3">Größe eines Diskretisierungsschritts in Byte<text:note text:id="ftn1" text:note-class="footnote"><text:note-citation>1</text:note-citation><text:note-body><text:p text:style-name="Footnote">Nicht für Berechnung interessant, dient nur der eingängigeren Anzeige</text:p></text:note-body></text:note> (Diskretisierungsbreite)</text:p>
                </text:list-item>
              </text:list>
            </text:list-item>
            <text:list-item>
              <text:p text:style-name="P3">Alle Werte entweder als Intervalle einlesen oder alle jeweils als Fließkommazahl, die dann in Intervalle eingefaßt wird. Dann muss ggf. korrigiert werden!</text:p>
            </text:list-item>
          </text:list>
        </text:list-item>
        <text:list-item>
          <text:p text:style-name="P3">Module</text:p>
        </text:list-item>
      </text:list>
      <text:list text:style-name="L4">
        <text:list-item>
          <text:list>
            <text:list-item>
              <text:p text:style-name="P4">Anzeige der Eingabedaten (SMP-Modell)</text:p>
              <text:list>
                <text:list-item>
                  <text:p text:style-name="P4"><text:span text:style-name="T1">State transitions</text:span></text:p>
                  <text:list>
                    <text:list-item>
                      <text:p text:style-name="P4">Übergangsmatrix in Tabellenform </text:p>
                    </text:list-item>
                    <text:list-item>
                      <text:p text:style-name="P4">Art des Modells (Zwischenzeiten oder Zeitslots)<text:line-break/>Textausgabe „Time Slotted System“ bzw. „Interarrival and service times“</text:p>
                    </text:list-item>
                  </text:list>
                </text:list-item>
                <text:list-item>
                  <text:p text:style-name="P5">Distributions</text:p>
                  <text:list>
                    <text:list-item>
                      <text:p text:style-name="P4">Liniengraph, je Zustand eine Linie<text:line-break/>x-Achse: 0...58 (Beispieldatei)<text:line-break/>y-Achse: 0...1 (Verteilung)</text:p>
                    </text:list-item>
                    <text:list-item>
                      <text:p text:style-name="P4">Verteilungen als Tabelle <text:line-break/>Schritte in Zeilen, Zustände in Spalten</text:p>
                    </text:list-item>
                  </text:list>
                </text:list-item>
                <text:list-item>
                  <text:p text:style-name="P4"><text:span text:style-name="T1">Statistical Properties</text:span>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Mittelwert</text:p>
          </table:table-cell>
          <table:table-cell table:style-name="Tabelle1.A1" office:value-type="string">
            <text:p text:style-name="Table_20_Contents">Minimum</text:p>
          </table:table-cell>
          <table:table-cell table:style-name="Tabelle1.D1" office:value-type="string">
            <text:p text:style-name="Table_20_Contents">Maximum</text:p>
          </table:table-cell>
        </table:table-row>
        <table:table-row>
          <table:table-cell table:style-name="Tabelle1.A2" office:value-type="string">
            <text:p text:style-name="Table_20_Contents">Ankunftsvert. Zust. 1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kunftsvert. Zust. 5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edienvert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Differenzvert. Zust. 1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list text:style-name="L4">
        <text:list-item>
          <text:list>
            <text:list-item>
              <text:list>
                <text:list-item>
                  <text:p text:style-name="P5">Autocorrelation of the arrival process</text:p>
                  <text:list>
                    <text:list-item>
                      <text:p text:style-name="P6">Großes Graph-Widget</text:p>
                    </text:list-item>
                  </text:list>
                </text:list-item>
              </text:list>
            </text:list-item>
            <text:list-item>
              <text:p text:style-name="P4">Stationäre Analyse der Arbeitslast</text:p>
              <text:list>
                <text:list-item>
                  <text:p text:style-name="P4">Polynomiale Faktorisierung</text:p>
                  <text:list>
                    <text:list-item>
                      <text:p text:style-name="P4">Verfahrensparameter</text:p>
                      <text:list>
                        <text:list-item>
                          <text:p text:style-name="P4">Wahl des Nullstellenverfahrens (Combo-Box, da weitere hinzu kommen können)</text:p>
                          <text:list>
                            <text:list-item>
                              <text:p text:style-name="P4">Verfahren nach Müller</text:p>
                            </text:list-item>
                            <text:list-item>
                              <text:p text:style-name="P4">Verfahren nach Bauhuber</text:p>
                            </text:list-item>
                            <text:list-item>
                              <text:p text:style-name="P4">Verfahren nach Bini (MPSolve)</text:p>
                            </text:list-item>
                          </text:list>
                        </text:list-item>
                        <text:list-item>
                          <text:p text:style-name="P4">Wahl des Determinantenverfahrens (Combo-Box)</text:p>
                          <text:list>
                            <text:list-item>
                              <text:p text:style-name="P4">Rekursive Entwicklung nach Laplace</text:p>
                            </text:list-item>
                            <text:list-item>
                              <text:p text:style-name="P4">Verfahren nach Faddeev</text:p>
                            </text:list-item>
                            <text:list-item>
                              <text:p text:style-name="P4">(Fast-Fourier-Transformation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Fortschrittsanzeige</text:p>
                    </text:list-item>
                    <text:list-item>
                      <text:p text:style-name="P4">Zwischenergebnisse</text:p>
                      <text:list>
                        <text:list-item>
                          <text:p text:style-name="P4">Nullstellen</text:p>
                          <text:list>
                            <text:list-item>
                              <text:p text:style-name="P4">Tabelle</text:p>
                            </text:list-item>
                            <text:list-item>
                              <text:p text:style-name="P4">Graphische Darstellung mit Einheitskre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Endergebnisse</text:p>
                      <text:list>
                        <text:list-item>
                          <text:p text:style-name="P4">Workload-Verteilung</text:p>
                          <text:list>
                            <text:list-item>
                              <text:p text:style-name="P4">Tabelle</text:p>
                            </text:list-item>
                            <text:list-item>
                              <text:p text:style-name="P4">Graphische Darstellung (logarithmisch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Wiener-Hopf-Faktorisierung</text:p>
                  <text:list>
                    <text:list-item>
                      <text:p text:style-name="P4">Verfahrensparameter</text:p>
                      <text:list>
                        <text:list-item>
                          <text:p text:style-name="P4">Maximale Anzahl an Iterationsschritten</text:p>
                        </text:list-item>
                        <text:list-item>
                          <text:p text:style-name="P4">Maximale Abweichung (Parameter Epsilon)</text:p>
                        </text:list-item>
                        <text:list-item>
                          <text:p text:style-name="P4">Maximaler Durchmesser der Intervalle (Parameter Delta)</text:p>
                        </text:list-item>
                      </text:list>
                    </text:list-item>
                    <text:list-item>
                      <text:p text:style-name="P4">Endergebnisse</text:p>
                      <text:list>
                        <text:list-item>
                          <text:p text:style-name="P4">Workload-Verteilung wie bei poly. Fak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Transiente Analyse der Arbeitslast</text:p>
              <text:list>
                <text:list-item>
                  <text:p text:style-name="P4">Verfahrensparameter</text:p>
                  <text:list>
                    <text:list-item>
                      <text:p text:style-name="P4">Definition des Ausgangszustandes (Wahrscheinlichkeitsverteilung)</text:p>
                    </text:list-item>
                    <text:list-item>
                      <text:p text:style-name="P4">Anzahl der Iterationsschritte</text:p>
                    </text:list-item>
                  </text:list>
                </text:list-item>
                <text:list-item>
                  <text:p text:style-name="P4">Zwischenergebnisse</text:p>
                  <text:list>
                    <text:list-item>
                      <text:p text:style-name="P4">Entwicklung der Wahrscheinlichkeitsverteilung (Liniengraph, Tabelle)</text:p>
                    </text:list-item>
                  </text:list>
                </text:list-item>
                <text:list-item>
                  <text:p text:style-name="P4">Endergebnisse</text:p>
                  <text:list>
                    <text:list-item>
                      <text:p text:style-name="P4">Wahrscheinlichkeitsverteilung analog poly. Fak.</text:p>
                    </text:list-item>
                  </text:list>
                </text:list-item>
              </text:list>
            </text:list-item>
            <text:list-item>
              <text:p text:style-name="P4">Transiente Analyse der Warteschlangenlänge</text:p>
              <text:list>
                <text:list-item>
                  <text:p text:style-name="P4">Verfahrensparameter</text:p>
                  <text:list>
                    <text:list-item>
                      <text:p text:style-name="P4">Definition des Ausgangszustandes (Wahrscheinlichkeitsverteilung)</text:p>
                    </text:list-item>
                    <text:list-item>
                      <text:p text:style-name="P4">Anzahl der Iterationsschritte</text:p>
                    </text:list-item>
                  </text:list>
                </text:list-item>
                <text:list-item>
                  <text:p text:style-name="P4">Zwischenergebnisse</text:p>
                  <text:list>
                    <text:list-item>
                      <text:p text:style-name="P4">Entwicklung der Wahrscheinlichkeitsverteilung (Liniengraph, Tabelle)</text:p>
                    </text:list-item>
                  </text:list>
                </text:list-item>
                <text:list-item>
                  <text:p text:style-name="P4">Endergebnisse</text:p>
                  <text:list>
                    <text:list-item>
                      <text:p text:style-name="P4">Wahrscheinlichkeitsverteilung (Liniengraph, Tabelle)</text:p>
                    </text:list-item>
                  </text:list>
                </text:list-item>
              </text:list>
            </text:list-item>
            <text:list-item>
              <text:p text:style-name="P4">Stationäre Analyse der Warteschlangenlänge</text:p>
              <text:list>
                <text:list-item>
                  <text:p text:style-name="P4">Verfahrensparameter</text:p>
                  <text:list>
                    <text:list-item>
                      <text:p text:style-name="P4">Definition des Ausgangszustandes (Wahrscheinlichkeitsverteilung)</text:p>
                    </text:list-item>
                    <text:list-item>
                      <text:p text:style-name="P4">Maximale Größe (Parameter N)</text:p>
                    </text:list-item>
                  </text:list>
                </text:list-item>
                <text:list-item>
                  <text:p text:style-name="P4">Endergebnisse</text:p>
                  <text:list>
                    <text:list-item>
                      <text:p text:style-name="P4">Wahrscheinlichkeitsverteilung (Liniengraph, Tabelle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bastian Kempken</meta:initial-creator>
    <meta:creation-date>2007-01-22T12:12:50</meta:creation-date>
    <dc:creator>Sebastian Kempken</dc:creator>
    <dc:date>2007-03-01T10:59:29</dc:date>
    <dc:language>de-DE</dc:language>
    <meta:editing-cycles>6</meta:editing-cycles>
    <meta:editing-duration>PT3H13M5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89" meta:word-count="342" meta:character-count="3113"/>
  </office:meta>
</office:document-meta>
</file>